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Aria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Helvetica, sans-serif"/>
    <style:font-face style:name="Roboto Slab" svg:font-family="'Roboto Slab', Arial, Helvetica, sans-serif"/>
    <style:font-face style:name="sans-serif" svg:font-family="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189b4" officeooo:paragraph-rsid="001189b4"/>
    </style:style>
    <style:style style:name="P2" style:family="paragraph" style:parent-style-name="Text_20_body">
      <style:text-properties officeooo:rsid="001189b4" officeooo:paragraph-rsid="001189b4"/>
    </style:style>
    <style:style style:name="P3" style:family="paragraph" style:parent-style-name="Text_20_body">
      <style:paragraph-properties fo:text-align="start" style:justify-single-word="false"/>
      <style:text-properties officeooo:paragraph-rsid="0013d028"/>
    </style:style>
    <style:style style:name="P4" style:family="paragraph" style:parent-style-name="Text_20_body">
      <style:paragraph-properties fo:text-align="start" style:justify-single-word="false"/>
      <style:text-properties officeooo:paragraph-rsid="00186bf2"/>
    </style:style>
    <style:style style:name="P5" style:family="paragraph" style:parent-style-name="Text_20_body">
      <style:paragraph-properties fo:text-align="start" style:justify-single-word="false"/>
      <style:text-properties officeooo:paragraph-rsid="002a7beb"/>
    </style:style>
    <style:style style:name="P6" style:family="paragraph" style:parent-style-name="Text_20_body">
      <style:paragraph-properties fo:text-align="start" style:justify-single-word="false"/>
      <style:text-properties officeooo:paragraph-rsid="0039b844"/>
    </style:style>
    <style:style style:name="P7" style:family="paragraph" style:parent-style-name="Text_20_body">
      <style:paragraph-properties fo:text-align="start" style:justify-single-word="false"/>
      <style:text-properties officeooo:paragraph-rsid="004e5a9c"/>
    </style:style>
    <style:style style:name="P8" style:family="paragraph" style:parent-style-name="Text_20_body">
      <style:paragraph-properties fo:text-align="start" style:justify-single-word="false"/>
      <style:text-properties officeooo:paragraph-rsid="00534260"/>
    </style:style>
    <style:style style:name="P9" style:family="paragraph" style:parent-style-name="Text_20_body">
      <style:paragraph-properties fo:text-align="start" style:justify-single-word="false"/>
      <style:text-properties style:text-underline-style="none" officeooo:rsid="001189b4" officeooo:paragraph-rsid="001189b4"/>
    </style:style>
    <style:style style:name="T1" style:family="text">
      <style:text-properties officeooo:rsid="0012a963"/>
    </style:style>
    <style:style style:name="T2" style:family="text">
      <style:text-properties style:text-underline-style="none" officeooo:rsid="0013205f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3205f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0f1111" loext:opacity="100%" style:font-name="Amazon Ember" fo:font-size="10.5pt" fo:letter-spacing="normal" fo:font-style="normal" fo:font-weight="normal"/>
    </style:style>
    <style:style style:name="T6" style:family="text">
      <style:text-properties fo:font-variant="normal" fo:text-transform="none" fo:color="#0f1111" loext:opacity="100%" style:font-name="Amazon Ember" fo:font-size="10.5pt" fo:letter-spacing="normal" fo:font-style="normal" fo:font-weight="normal" officeooo:rsid="0051c60a"/>
    </style:style>
    <style:style style:name="T7" style:family="text">
      <style:text-properties fo:font-variant="normal" fo:text-transform="none" fo:color="#0f1111" loext:opacity="100%" style:font-name="Amazon Ember" fo:font-size="21pt" fo:letter-spacing="normal" fo:font-style="normal" fo:font-weight="normal"/>
    </style:style>
    <style:style style:name="T8" style:family="text">
      <style:text-properties fo:font-variant="normal" fo:text-transform="none" fo:color="#0f1111" loext:opacity="100%" style:font-name="Liberation Serif" fo:font-size="21pt" fo:letter-spacing="normal" fo:font-style="normal" fo:font-weight="normal"/>
    </style:style>
    <style:style style:name="T9" style:family="text">
      <style:text-properties fo:font-variant="normal" fo:text-transform="none" fo:color="#0f1111" loext:opacity="100%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f1111" loext:opacity="100%" style:font-name="Liberation Serif" fo:font-size="12pt" fo:letter-spacing="normal" fo:font-style="normal" fo:font-weight="normal" officeooo:rsid="00534260" style:font-size-asian="12pt" style:font-size-complex="12pt"/>
    </style:style>
    <style:style style:name="T11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2bd507" style:font-size-asian="12pt" style:font-size-complex="12pt"/>
    </style:style>
    <style:style style:name="T13" style:family="text">
      <style:text-properties fo:font-variant="normal" fo:text-transform="none" fo:color="#242424" loext:opacity="10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42424" loext:opacity="100%" style:font-name="Liberation Serif" fo:font-size="10.5pt" fo:letter-spacing="normal" fo:font-style="normal" fo:font-weight="normal"/>
    </style:style>
    <style:style style:name="T15" style:family="text">
      <style:text-properties fo:font-variant="normal" fo:text-transform="none" fo:color="#242424" loext:opacity="100%" style:font-name="Open Sans" fo:font-size="10.5pt" fo:letter-spacing="normal" fo:font-style="normal" fo:font-weight="normal"/>
    </style:style>
    <style:style style:name="T16" style:family="text">
      <style:text-properties style:font-name="Liberation Serif" officeooo:rsid="003a7979"/>
    </style:style>
    <style:style style:name="T17" style:family="text">
      <style:text-properties style:font-name="Liberation Serif" fo:font-size="12pt" officeooo:rsid="003a7979" style:font-size-asian="12pt" style:font-size-complex="12pt"/>
    </style:style>
    <style:style style:name="T18" style:family="text">
      <style:text-properties officeooo:rsid="0013d028"/>
    </style:style>
    <style:style style:name="T19" style:family="text">
      <style:text-properties officeooo:rsid="0014edb0"/>
    </style:style>
    <style:style style:name="T20" style:family="text">
      <style:text-properties officeooo:rsid="00162421"/>
    </style:style>
    <style:style style:name="T21" style:family="text">
      <style:text-properties officeooo:rsid="00186bf2"/>
    </style:style>
    <style:style style:name="T22" style:family="text">
      <style:text-properties officeooo:rsid="001920de"/>
    </style:style>
    <style:style style:name="T23" style:family="text">
      <style:text-properties officeooo:rsid="001a0da0"/>
    </style:style>
    <style:style style:name="T24" style:family="text">
      <style:text-properties officeooo:rsid="001c5c32"/>
    </style:style>
    <style:style style:name="T25" style:family="text">
      <style:text-properties officeooo:rsid="001cb354"/>
    </style:style>
    <style:style style:name="T26" style:family="text">
      <style:text-properties officeooo:rsid="001d09ec"/>
    </style:style>
    <style:style style:name="T27" style:family="text">
      <style:text-properties officeooo:rsid="001d9ca0"/>
    </style:style>
    <style:style style:name="T28" style:family="text">
      <style:text-properties officeooo:rsid="001e7c82"/>
    </style:style>
    <style:style style:name="T29" style:family="text">
      <style:text-properties officeooo:rsid="0020a0eb"/>
    </style:style>
    <style:style style:name="T30" style:family="text">
      <style:text-properties officeooo:rsid="00211a16"/>
    </style:style>
    <style:style style:name="T31" style:family="text">
      <style:text-properties officeooo:rsid="0025a715"/>
    </style:style>
    <style:style style:name="T32" style:family="text">
      <style:text-properties officeooo:rsid="002608d3"/>
    </style:style>
    <style:style style:name="T33" style:family="text">
      <style:text-properties officeooo:rsid="0027e964"/>
    </style:style>
    <style:style style:name="T34" style:family="text">
      <style:text-properties officeooo:rsid="002d0c5d"/>
    </style:style>
    <style:style style:name="T35" style:family="text">
      <style:text-properties officeooo:rsid="002f47b8"/>
    </style:style>
    <style:style style:name="T36" style:family="text">
      <style:text-properties officeooo:rsid="002f5e5d"/>
    </style:style>
    <style:style style:name="T37" style:family="text">
      <style:text-properties officeooo:rsid="002fd3e4"/>
    </style:style>
    <style:style style:name="T38" style:family="text">
      <style:text-properties officeooo:rsid="00379bfd"/>
    </style:style>
    <style:style style:name="T39" style:family="text">
      <style:text-properties officeooo:rsid="0038a80e"/>
    </style:style>
    <style:style style:name="T40" style:family="text">
      <style:text-properties officeooo:rsid="0039b844"/>
    </style:style>
    <style:style style:name="T41" style:family="text">
      <style:text-properties officeooo:rsid="003a7979"/>
    </style:style>
    <style:style style:name="T42" style:family="text">
      <style:text-properties officeooo:rsid="003f23a9"/>
    </style:style>
    <style:style style:name="T43" style:family="text">
      <style:text-properties officeooo:rsid="003fdf7c"/>
    </style:style>
    <style:style style:name="T44" style:family="text">
      <style:text-properties officeooo:rsid="00423c1e"/>
    </style:style>
    <style:style style:name="T45" style:family="text">
      <style:text-properties officeooo:rsid="0042bccf"/>
    </style:style>
    <style:style style:name="T46" style:family="text">
      <style:text-properties officeooo:rsid="0044454c"/>
    </style:style>
    <style:style style:name="T47" style:family="text">
      <style:text-properties officeooo:rsid="0048329b"/>
    </style:style>
    <style:style style:name="T48" style:family="text">
      <style:text-properties officeooo:rsid="0048f9a7"/>
    </style:style>
    <style:style style:name="T49" style:family="text">
      <style:text-properties officeooo:rsid="0049b677"/>
    </style:style>
    <style:style style:name="T50" style:family="text">
      <style:text-properties officeooo:rsid="004c62d8"/>
    </style:style>
    <style:style style:name="T51" style:family="text">
      <style:text-properties officeooo:rsid="004e351f"/>
    </style:style>
    <style:style style:name="T52" style:family="text">
      <style:text-properties officeooo:rsid="00534260"/>
    </style:style>
    <style:style style:name="T53" style:family="text">
      <style:text-properties officeooo:rsid="0053de63"/>
    </style:style>
    <style:style style:name="T54" style:family="text">
      <style:text-properties officeooo:rsid="0051c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orläufige<text:span text:style-name="T1">s</text:span> <text:span text:style-name="T1">Literaturverzeichnis</text:span></text:h>
      <text:p text:style-name="P9"/>
      <text:p text:style-name="P3"><text:span text:style-name="T2">1. </text:span><text:span text:style-name="T3">The Walt Disney Company Benelux B.V.</text:span>, <text:span text:style-name="T18">2020</text:span>. <text:span text:style-name="T19">Hamilton</text:span>. In: <text:span text:style-name="T19">Disney+</text:span> [online]. [Zugriff am: <text:span text:style-name="T20">25</text:span>.<text:span text:style-name="T20">09</text:span>.<text:span text:style-name="T20">2023</text:span>]. Verfügbar unter: <text:a xlink:type="simple" xlink:href="https://www.disneyplus.com/de-de/movies/hamilton/3uPmBHWlO6HJ" text:style-name="Internet_20_link" text:visited-style-name="Visited_20_Internet_20_Link">https://www.disneyplus.com/de-de/movies/hamilton/3uPmBHWlO6HJ</text:a></text:p>
      <text:p text:style-name="P4"><text:span text:style-name="T21">2. Chernow</text:span>, <text:span text:style-name="T21">Ron</text:span>, <text:span text:style-name="T21">200</text:span><text:span text:style-name="T24">5</text:span>. <text:span text:style-name="T21">Alexander Hamilton</text:span>: <text:span text:style-name="T22">Erstauflage</text:span>. <text:span text:style-name="T25">London</text:span>: <text:span text:style-name="T25">Penguin Books</text:span>. <text:span text:style-name="T5">978-0143034759</text:span> </text:p>
      <text:p text:style-name="P4"><text:span text:style-name="T21">3. Miranda</text:span>, <text:span text:style-name="T21">Lin-Manuel</text:span> und <text:span text:style-name="T21">Jeremy McCarter</text:span>, <text:span text:style-name="T23">2016</text:span>. <text:span text:style-name="T26">Hamilton</text:span>: <text:span text:style-name="T26">The Revolution</text:span>. <text:span text:style-name="T27">Erstauflage</text:span>. <text:span text:style-name="T28">London</text:span>: <text:span text:style-name="T28">Little Brown</text:span>. <text:s/><text:span text:style-name="T29">978-1-4087-0923-8</text:span></text:p>
      <text:p text:style-name="P5"><text:span text:style-name="T30">4. </text:span><text:span text:style-name="T4">Wikimedia Foundation Inc.</text:span> ,<text:span text:style-name="T31">2023</text:span>. <text:span text:style-name="T32">Alexander Hamilton</text:span> [online]. <text:span text:style-name="T33">San Francisco</text:span>: <text:span text:style-name="T4">Wikimedia Foundation Inc.</text:span>, <text:span text:style-name="T11">22.</text:span><text:span text:style-name="T12">09.</text:span><text:span text:style-name="T11">2023</text:span> <text:s/>[Zugriff am: <text:span text:style-name="T34">25</text:span>.<text:span text:style-name="T34">09</text:span>.<text:span text:style-name="T34">2023</text:span>]. Verfügbar unter: <text:a xlink:type="simple" xlink:href="https://de.wikipedia.org/wiki/Alexander_Hamilton" text:style-name="Internet_20_link" text:visited-style-name="Visited_20_Internet_20_Link">https://de.wikipedia.org/wiki/Alexander_Hamilton</text:a></text:p>
      <text:p text:style-name="P6"><text:span text:style-name="T35">5. </text:span><text:span text:style-name="T36">Library of Congress</text:span>, <text:span text:style-name="T37">2020</text:span>. <text:span text:style-name="T13">Full Text of The Federalist Papers </text:span>[online]. <text:span text:style-name="T38">Washington </text:span><text:span text:style-name="T39">DC</text:span>: <text:span text:style-name="T40">Library of Congress</text:span>, <text:span text:style-name="T17">17.12.</text:span><text:span text:style-name="T13">2020</text:span> <text:s/>[Zugriff am: <text:span text:style-name="T42">25</text:span>.<text:span text:style-name="T42">09</text:span>.<text:span text:style-name="T42">2023</text:span>]. Verfügbar unter: <text:a xlink:type="simple" xlink:href="https://guides.loc.gov/federalist-papers/full-text" text:style-name="Internet_20_link" text:visited-style-name="Visited_20_Internet_20_Link">https://guides.loc.gov/federalist-papers/full-text</text:a></text:p>
      <text:p text:style-name="P7"><text:span text:style-name="T43">6. </text:span><text:span text:style-name="T47">Newton</text:span>, <text:span text:style-name="T47">Michael</text:span>, <text:span text:style-name="T48">2019</text:span>. <text:span text:style-name="T49">Discovering Hamilton</text:span>: <text:span text:style-name="T50">N</text:span><text:span text:style-name="T9">ew Discoveries in the Lives of Alexander Hamilton, His Family, Friends, and Colleagues</text:span>. <text:span text:style-name="T51">Erstauflage</text:span>. <text:span text:style-name="T51">Farsala</text:span>: <text:span text:style-name="T5">Eleftheria Publishing</text:span> . <text:span text:style-name="T5">978-0982604045</text:span></text:p>
      <text:p text:style-name="P8"><text:span text:style-name="T54">7. </text:span><text:span text:style-name="T47">Newton</text:span><text:span text:style-name="T54">, </text:span><text:span text:style-name="T47">Michael</text:span><text:span text:style-name="T54">, </text:span><text:span text:style-name="T48">201</text:span><text:span text:style-name="T53">5</text:span><text:span text:style-name="T54">. </text:span><text:span text:style-name="T52">Alexander Hamilton</text:span><text:span text:style-name="T54">: </text:span><text:span text:style-name="T10">The Formative Years</text:span><text:span text:style-name="T54">. </text:span><text:span text:style-name="T51">Erstauflage</text:span><text:span text:style-name="T54">. </text:span><text:span text:style-name="T51">Farsala</text:span><text:span text:style-name="T54">: </text:span><text:span text:style-name="T6">Eleftheria Publishing</text:span><text:span text:style-name="T54"> . </text:span><text:span text:style-name="T5">978-0982604038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zon Ember" svg:font-family="'Amazon Ember', Aria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Helvetica, sans-serif"/>
    <style:font-face style:name="Roboto Slab" svg:font-family="'Roboto Slab', Arial, Helvetica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rsid="001189b4" officeooo:paragraph-rsid="001189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mil Maihorn<text:tab/><text:tab/><text:tab/><text:tab/><text:tab/><text:tab/><text:tab/><text:tab/><text:tab/><text:tab/><text:tab/>25.09.2023</text:p>
        <text:p text:style-name="MP1">Lina Roth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9:47:59.097000000</meta:creation-date>
    <dc:date>2023-09-25T21:14:48.334000000</dc:date>
    <meta:editing-duration>PT1H26M16S</meta:editing-duration>
    <meta:editing-cycles>7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0" meta:word-count="135" meta:character-count="1231" meta:non-whitespace-character-count="1091"/>
  </office:meta>
</office:document-meta>
</file>